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octet-stream"/>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fo:font-weight="normal" officeooo:rsid="001dc13a" officeooo:paragraph-rsid="0016e234" style:font-weight-asian="normal" style:font-weight-complex="normal"/>
    </style:style>
    <style:style style:name="P2" style:family="paragraph" style:parent-style-name="Standard">
      <style:paragraph-properties fo:line-height="100%" fo:text-align="start" style:justify-single-word="false"/>
      <style:text-properties style:text-underline-style="none" fo:font-weight="normal" officeooo:rsid="001dc13a" officeooo:paragraph-rsid="001d46a8" style:font-weight-asian="normal" style:font-weight-complex="normal"/>
    </style:style>
    <style:style style:name="P3" style:family="paragraph" style:parent-style-name="Standard">
      <style:paragraph-properties fo:line-height="100%" fo:text-align="start" style:justify-single-word="false"/>
      <style:text-properties style:use-window-font-color="true" style:font-name="Liberation Serif1" fo:font-size="12pt" style:text-underline-style="none" fo:font-weight="normal" officeooo:rsid="001dc13a" officeooo:paragraph-rsid="0020bd50" fo:background-color="transparent" style:font-name-asian="Liberation Serif1" style:font-weight-asian="normal" style:font-name-complex="Liberation Serif1" style:font-weight-complex="normal"/>
    </style:style>
    <style:style style:name="P4" style:family="paragraph" style:parent-style-name="Standard">
      <style:paragraph-properties fo:line-height="100%" fo:text-align="start" style:justify-single-word="false"/>
      <style:text-properties style:use-window-font-color="true" style:font-name="Liberation Serif1" fo:font-size="12pt" style:text-underline-style="none" fo:font-weight="bold" officeooo:rsid="0027cb50" officeooo:paragraph-rsid="0027cb50" fo:background-color="transparent" style:font-name-asian="Liberation Serif1" style:font-weight-asian="bold" style:font-name-complex="Liberation Serif1" style:font-weight-complex="bold"/>
    </style:style>
    <style:style style:name="P5"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1dc13a" officeooo:paragraph-rsid="0016e234" style:font-weight-asian="bold" style:font-weight-complex="bold"/>
    </style:style>
    <style:style style:name="P6" style:family="paragraph" style:parent-style-name="Standard" style:list-style-name="L1">
      <style:paragraph-properties fo:text-align="start" style:justify-single-word="false"/>
      <style:text-properties style:text-underline-style="none" fo:font-weight="bold" officeooo:rsid="001dc13a" officeooo:paragraph-rsid="0016e234" style:font-weight-asian="bold" style:font-weight-complex="bold"/>
    </style:style>
    <style:style style:name="P7" style:family="paragraph" style:parent-style-name="Standard" style:list-style-name="L1">
      <style:paragraph-properties fo:text-align="start" style:justify-single-word="false"/>
      <style:text-properties style:text-underline-style="none" fo:font-weight="normal" officeooo:rsid="001dc13a" officeooo:paragraph-rsid="0016e234" style:font-weight-asian="normal" style:font-weight-complex="normal"/>
    </style:style>
    <style:style style:name="P8" style:family="paragraph" style:parent-style-name="Standard">
      <style:paragraph-properties fo:line-height="100%" fo:text-align="start" style:justify-single-word="false"/>
      <style:text-properties style:use-window-font-color="true" style:font-name="Liberation Serif1" fo:font-size="12pt" style:text-underline-style="none" fo:font-weight="normal" officeooo:rsid="001dc13a" officeooo:paragraph-rsid="002cda45" fo:background-color="transparent" style:font-name-asian="Liberation Serif1" style:font-weight-asian="normal" style:font-name-complex="Liberation Serif1" style:font-weight-complex="normal"/>
    </style:style>
    <style:style style:name="T1" style:family="text">
      <style:text-properties officeooo:rsid="001929e4"/>
    </style:style>
    <style:style style:name="T2" style:family="text">
      <style:text-properties officeooo:rsid="001a8a43"/>
    </style:style>
    <style:style style:name="T3" style:family="text">
      <style:text-properties style:use-window-font-color="true" style:font-name="Liberation Serif1" fo:font-size="12pt" fo:background-color="transparent" loext:char-shading-value="0" style:font-name-asian="Liberation Serif1" style:font-name-complex="Liberation Serif1"/>
    </style:style>
    <style:style style:name="T4" style:family="text">
      <style:text-properties style:use-window-font-color="true" style:font-name="Liberation Serif1" fo:font-size="12pt" officeooo:rsid="001d46a8" fo:background-color="transparent" loext:char-shading-value="0" style:font-name-asian="Liberation Serif1" style:font-name-complex="Liberation Serif1"/>
    </style:style>
    <style:style style:name="T5" style:family="text">
      <style:text-properties officeooo:rsid="00233eae"/>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fr1" style:family="graphic" style:parent-style-name="OLE">
      <style:graphic-properties style:vertical-pos="top" style:vertical-rel="baseline" draw:ole-draw-aspect="1" draw:visible-area-top="0cm" draw:visible-area-width="5.001cm" draw:visible-area-height="5.001cm"/>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esafío: Linker</text:p>
      <text:p text:style-name="P1">Crear un documento donde respondan a las siguientes preguntas.</text:p>
      <text:p text:style-name="P1"/>
      <text:list xml:id="list12045522" text:style-name="L1">
        <text:list-item>
          <text:p text:style-name="P6">¿Qu<text:span text:style-name="T2">é</text:span> es un linker? ¿qu<text:span text:style-name="T1">é</text:span> hace?</text:p>
        </text:list-item>
      </text:list>
      <text:p text:style-name="P2"><text:span text:style-name="T4">E</text:span><text:span text:style-name="T3">l linker es el encargado de combinar diferentes archivos con código objeto en un único archivo, y para esto hay dos tareas fundamentales, la resolución de símbolos y el “traslado” (relocation). Por un lado, los archivos de código objeto referencian y usan símbolos, el objetivo de la resolución de símbolos es asociar cada referencia con una única definición del símbolo. Por otro lado, en la tarea de relocation, ya que los compiladores y assemblers generan código objeto en el que las secciones empiezan en la dirección 0, el linker traslada las secciones que empiezan en la dirección 0 asociando una dirección a cada definición de un símbolo y después haciendo referencia a esa dirección en cada referencia del símbolo.</text:span></text:p>
      <text:p text:style-name="P1"/>
      <text:list xml:id="list71311073200922" text:continue-numbering="true" text:style-name="L1">
        <text:list-item>
          <text:p text:style-name="P6">¿Qu<text:span text:style-name="T5">é</text:span> es la dirección que aparece en el script del linker?¿Por qué es necesaria ?</text:p>
        </text:list-item>
      </text:list>
      <text:p text:style-name="P3"/>
      <text:p text:style-name="P4">NO ES POR LA RELOCACIÓN DEL CÓDIGO</text:p>
      <text:p text:style-name="P3"><text:span text:style-name="T6">Dirección en la cual la BIOS pone el codigo fuente del ejecutable. Las direcciones que se usen en el ejecutable se calcularán desde aquí. Supongo que es neccesario por el tema de la relocacion.</text:span> </text:p>
      <text:p text:style-name="P1"/>
      <text:p text:style-name="P1"/>
      <text:list xml:id="list71311048559870" text:continue-numbering="true" text:style-name="L1">
        <text:list-item>
          <text:p text:style-name="P7">Compare la salida de objdump con hd, verifique donde fue colocado el programa dentro de la imagen.</text:p>
          <text:p text:style-name="P7">Grabar la imagen en un pendrive y probarla en una pc y subir una foto.</text:p>
        </text:list-item>
      </text:list>
      <text:p text:style-name="P1"/>
      <text:p text:style-name="P1"><draw:frame draw:style-name="fr1" draw:name="5" text:anchor-type="as-char" svg:width="14.658cm" style:rel-width="scale" svg:height="8.255cm" style:rel-height="scale" draw:z-index="0"><draw:object-ole xlink:href="./Object 1" xlink:type="simple" xlink:show="embed" xlink:actuate="onLoad"/><draw:image xlink:href="./ObjectReplacements/Object 1" xlink:type="simple" xlink:show="embed" xlink:actuate="onLoad"/><svg:desc>Objeto OLE</svg:desc></draw:frame></text:p>
      <text:p text:style-name="P1"/>
      <text:p text:style-name="P1"/>
      <text:list xml:id="list71310159499361" text:continue-numbering="true" text:style-name="L1">
        <text:list-item>
          <text:p text:style-name="P6">¿Para que se utiliza la opción --oformat binary en el linker?</text:p>
        </text:list-item>
      </text:list>
      <text:p text:style-name="P8"/>
      <text:p text:style-name="P8"><text:a xlink:type="simple" xlink:href="https://stackoverflow.com/questions/59881880/what-memory-is-impacted-using-the-location-counter-in-linker-script" text:style-name="Internet_20_link" text:visited-style-name="Visited_20_Internet_20_Link">https://stackoverflow.com/questions/59881880/what-memory-is-impacted-using-the-location-counter-in-linker-script</text:a></text:p>
      <text:p text:style-name="P8"/>
      <text:p text:style-name="P8"/>
      <text:p text:style-name="P8">--oformat output-format d may be configured to support more than one kind of object file. If your ld is configured this way, you can use the `--oformat' option to specify the binary format for the output <text:soft-page-break/>object file. Even when ld is configured to support alternative object formats, you don't usually need to specify this, as ld should be configured to produce as a default output format the most usual format on each machine. output-format is a text string, the name of a particular format supported by the BFD libraries. (You can list the available binary formats with `objdump -i'.) The script command OUTPUT_FORMAT can also specify the output format, but this option overrides</text:p>
      <text:p text:style-name="P1"/>
      <text:p text:style-name="P1"><text:a xlink:type="simple" xlink:href="https://stackoverflow.com/questions/59881880/what-memory-is-impacted-using-the-location-counter-in-linker-script" text:style-name="Internet_20_link" text:visited-style-name="Visited_20_Internet_20_Link">https://stackoverflow.com/questions/59881880/what-memory-is-impacted-using-the-location-counter-in-linker-script</text:a></text:p>
      <text:p text:style-name="P1"/>
      <text:p text:style-name="P1"><text:a xlink:type="simple" xlink:href="https://www.math.utah.edu/docs/info/ld_3.html#SEC3" text:style-name="Internet_20_link" text:visited-style-name="Visited_20_Internet_20_Link">https://www.math.utah.edu/docs/info/ld_3.html#SEC3</text:a></text:p>
      <text:p text:style-name="P1"/>
      <text:p text:style-name="P1"><text:a xlink:type="simple" xlink:href="https://www.glamenv-septzen.net/en/view/6" text:style-name="Internet_20_link" text:visited-style-name="Visited_20_Internet_20_Link">https://www.glamenv-septzen.net/en/view/6</text:a></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6T18:13:29.556488907</meta:creation-date>
    <dc:date>2021-05-17T07:13:09.089540884</dc:date>
    <meta:editing-duration>PT9M47S</meta:editing-duration>
    <meta:editing-cycles>16</meta:editing-cycles>
    <meta:generator>LibreOffice/6.4.7.2$Linux_X86_64 LibreOffice_project/40$Build-2</meta:generator>
    <meta:document-statistic meta:table-count="0" meta:image-count="0" meta:object-count="1" meta:page-count="2" meta:paragraph-count="16" meta:word-count="360" meta:character-count="2369" meta:non-whitespace-character-count="2030"/>
  </office:meta>
</office:document-meta>
</file>